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8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row table:style-name="ro1">
          <table:table-cell table:style-name="ce1" office:value-type="string" calcext:value-type="string">
            <text:p>Права директории </text:p>
          </table:table-cell>
          <table:table-cell table:style-name="ce3" office:value-type="string" calcext:value-type="string">
            <text:p>Права файла</text:p>
          </table:table-cell>
          <table:table-cell table:style-name="ce1" office:value-type="string" calcext:value-type="string">
            <text:p>Создание файла</text:p>
          </table:table-cell>
          <table:table-cell table:style-name="ce1" office:value-type="string" calcext:value-type="string">
            <text:p>Удаление файла </text:p>
          </table:table-cell>
          <table:table-cell table:style-name="ce1" office:value-type="string" calcext:value-type="string">
            <text:p>Запись в файл </text:p>
          </table:table-cell>
          <table:table-cell table:style-name="ce1" office:value-type="string" calcext:value-type="string">
            <text:p>Чтение файла </text:p>
          </table:table-cell>
          <table:table-cell table:style-name="ce1" office:value-type="string" calcext:value-type="string">
            <text:p>Смена директории </text:p>
          </table:table-cell>
          <table:table-cell table:style-name="ce1" office:value-type="string" calcext:value-type="string">
            <text:p>Просмотр файлов в директории </text:p>
          </table:table-cell>
          <table:table-cell table:style-name="ce1" office:value-type="string" calcext:value-type="string">
            <text:p>Переименование файла </text:p>
          </table:table-cell>
          <table:table-cell table:style-name="ce1" office:value-type="string" calcext:value-type="string">
            <text:p>Смена атрибутов файла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------ 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------ (000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------ 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------ 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------ 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------ (0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------ 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------ 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--x--- (01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--x--- (010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--x--- (01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--x--- (01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--x--- (01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--x--- (01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--x--- (01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--x--- (01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-w---- 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-w---- (02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-w---- 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-w---- (02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-w---- (02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-w---- (02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-w---- (02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-w---- (02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-wx--- (03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-wx--- (03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-wx--- (03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-wx--- (03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-wx--- (03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-wx--- (03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-wx--- (03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-wx--- (03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r----- (04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r----- (04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r----- (04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r----- (04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r----- 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r----- (04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r----- 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r----- (04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r-x--- (05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r-x--- (05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r-x--- (05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r-x--- (05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r-x--- (05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r-x--- (05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r-x--- (05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r-x--- (05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rw---- (06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rw---- (06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rw---- (06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rw---- (06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rw---- (06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rw---- (06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rw---- (06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rw---- (060)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rwx--- (07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rwx--- (07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rwx--- (07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rwx--- (07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rwx--- (07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rwx--- (07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rwx--- (07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rwx--- (070)</text:p>
          </table:table-cell>
          <table:table-cell table:number-columns-repeated="8"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9:08:41.853359177</meta:creation-date>
    <dc:date>2023-09-22T19:18:16.119749968</dc:date>
    <meta:editing-duration>PT9M34S</meta:editing-duration>
    <meta:editing-cycles>2</meta:editing-cycles>
    <meta:generator>LibreOffice/7.6.0.3$Linux_X86_64 LibreOffice_project/69edd8b8ebc41d00b4de3915dc82f8f0fc3b6265</meta:generator>
    <meta:document-statistic meta:table-count="1" meta:cell-count="650" meta:object-count="0"/>
  </office:meta>
</office:document-meta>
</file>